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witch (LVGL)5" text:continue-numbering="true" text:continue-list="list_Switch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witch (LVGL)6" text:continue-numbering="true" text:continue-list="list_Switch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witch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8" text:continue-numbering="true" text:continue-list="list_Switch (LVG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9" text:continue-numbering="true" text:continue-list="list_Switch (LVG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10" text:continue-numbering="true" text:continue-list="list_Switch (LVG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11" text:continue-numbering="true" text:continue-list="list_Switch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3" text:continue-numbering="true" text:continue-list="list_Switch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4" text:continue-numbering="true" text:continue-list="list_Switch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6" text:continue-numbering="true" text:continue-list="list_Switch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7" text:continue-numbering="true" text:continue-list="list_Switch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9" text:continue-numbering="true" text:continue-list="list_Switch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20" text:continue-numbering="true" text:continue-list="list_Switch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witch (LVGL)22" text:continue-numbering="true" text:continue-list="list_Switch (LVGL)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23" text:continue-numbering="true" text:continue-list="list_Switch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4" text:continue-numbering="true" text:continue-list="list_Switch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5" text:continue-numbering="true" text:continue-list="list_Switch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6" text:continue-numbering="true" text:continue-list="list_Switch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7" text:continue-numbering="true" text:continue-list="list_Switch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8" text:continue-numbering="true" text:continue-list="list_Switch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9" text:continue-numbering="true" text:continue-list="list_Switch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30" text:continue-numbering="true" text:continue-list="list_Switch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31" text:continue-numbering="true" text:continue-list="list_Switch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32" text:continue-numbering="true" text:continue-list="list_Switch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33" text:continue-numbering="true" text:continue-list="list_Switch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4" text:continue-numbering="true" text:continue-list="list_Switch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5" text:continue-numbering="true" text:continue-list="list_Switch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6" text:continue-numbering="true" text:continue-list="list_Switch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7" text:continue-numbering="true" text:continue-list="list_Switch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8" text:continue-numbering="true" text:continue-list="list_Switch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9" text:continue-numbering="true" text:continue-list="list_Switch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40" text:continue-numbering="true" text:continue-list="list_Switch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41" text:continue-numbering="true" text:continue-list="list_Switch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42" text:continue-numbering="true" text:continue-list="list_Switch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43" text:continue-numbering="true" text:continue-list="list_Switch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4" text:continue-numbering="true" text:continue-list="list_Switch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5" text:continue-numbering="true" text:continue-list="list_Switch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6" text:continue-numbering="true" text:continue-list="list_Switch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7" text:continue-numbering="true" text:continue-list="list_Switch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49" text:continue-numbering="true" text:continue-list="list_Switch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witch (LVGL)51" text:continue-numbering="true" text:continue-list="list_Switch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witch (LVGL)53" text:continue-numbering="true" text:continue-list="list_Switch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witch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55" text:continue-numbering="true" text:continue-list="list_Switch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56" text:continue-numbering="true" text:continue-list="list_Switch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57" text:continue-numbering="true" text:continue-list="list_Switch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8" text:continue-numbering="true" text:continue-list="list_Switch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59" text:continue-numbering="true" text:continue-list="list_Switch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60" text:continue-numbering="true" text:continue-list="list_Switch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witch (LVGL)61" text:continue-numbering="true" text:continue-list="list_Switch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62" text:continue-numbering="true" text:continue-list="list_Switch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64" text:continue-numbering="true" text:continue-list="list_Switch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65" text:continue-numbering="true" text:continue-list="list_Switch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66" text:continue-numbering="true" text:continue-list="list_Switch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